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C0000036222B2D66A648097D4.png" manifest:media-type="image/png"/>
  <manifest:file-entry manifest:full-path="Pictures/100000010000058C00000362E8819C70F1B0AC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width="6.9252in" svg:height="4.3335in" draw:z-index="0"><draw:image xlink:href="Pictures/100000010000058C00000362E8819C70F1B0ACC3.png" xlink:type="simple" xlink:show="embed" xlink:actuate="onLoad" draw:mime-type="image/png"/></draw:frame><draw:frame draw:style-name="fr1" draw:name="Image2" text:anchor-type="char" svg:x="0in" svg:y="4.9874in" svg:width="6.9252in" svg:height="4.3335in" draw:z-index="1"><draw:image xlink:href="Pictures/100000010000058C0000036222B2D66A648097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07:56:52.351389090</meta:creation-date>
    <dc:date>2023-08-20T08:41:15.864759352</dc:date>
    <meta:editing-duration>PT23M4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